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4382DD6CDEB20810.png" manifest:media-type="image/png"/>
  <manifest:file-entry manifest:full-path="Pictures/10000000000001A400000172FCACFFEDAEE05B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ce style:name="Walter Turncoat1" svg:font-family="'Walter Turncoat'"/>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alter Turncoat" svg:font-family="'Walter Turnco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2"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1.768cm" fo:min-width="15.45cm" fo:padding-top="0.254cm" fo:padding-bottom="0.254cm" fo:padding-left="0.25cm" fo:padding-right="0.25cm" fo:wrap-option="wrap"/>
    </style:style>
    <style:style style:name="gr6" style:family="graphic" style:parent-style-name="standard">
      <style:graphic-properties draw:stroke="none" svg:stroke-width="0cm" draw:fill="bitmap" draw:fill-image-name="Bitmap_20_1" draw:textarea-vertical-align="top" draw:auto-grow-height="false" draw:fit-to-size="false" fo:min-height="11.431cm" fo:min-width="15.45cm" fo:padding-top="0.254cm" fo:padding-bottom="0.254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solid" draw:fill-color="#ffffff"/>
      <style:paragraph-properties fo:text-align="start"/>
      <style:text-properties fo:font-size="18pt"/>
    </style:style>
    <style:style style:name="P4" style:family="paragraph">
      <loext:graphic-properties draw:fill-color="#ffffff"/>
    </style:style>
    <style:style style:name="P5" style:family="paragraph">
      <loext:graphic-properties draw:fill="none"/>
      <style:paragraph-properties fo:margin-top="0cm" fo:margin-bottom="0cm" fo:line-height="100%" fo:text-align="center" style:font-independent-line-spacing="true"/>
      <style:text-properties fo:font-size="18pt"/>
    </style:style>
    <style:style style:name="P6" style:family="paragraph">
      <loext:graphic-properties draw:fill-color="#ffffff"/>
      <style:text-properties fo:font-size="20pt"/>
    </style:style>
    <style:style style:name="P7" style:family="paragraph">
      <loext:graphic-properties draw:fill="bitmap" draw:fill-image-name="Bitmap_20_1"/>
      <style:paragraph-properties fo:margin-top="0cm" fo:margin-bottom="0cm" fo:line-height="100%" fo:text-align="center" style:font-independent-line-spacing="true"/>
      <style:text-properties fo:font-size="18pt"/>
    </style:style>
    <style:style style:name="P8" style:family="paragraph">
      <style:paragraph-properties fo:margin-top="0cm" fo:margin-bottom="0cm" fo:line-height="100%" fo:text-align="center"/>
      <style:text-properties fo:font-size="18pt"/>
    </style:style>
    <style:style style:name="T1" style:family="text">
      <style:text-properties fo:font-variant="normal" fo:text-transform="none" fo:color="#ffffff" style:text-line-through-style="none" style:text-line-through-type="none" style:text-position="0% 100%" style:font-name="Walter Turncoat1" fo:font-size="40pt" fo:letter-spacing="normal" fo:font-style="normal" style:text-underline-style="none" fo:font-weight="normal" style:font-name-asian="Walter Turncoat1" style:font-size-asian="40pt" style:font-style-asian="normal" style:font-weight-asian="normal"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Walter Turncoat1" fo:font-size="48pt" fo:letter-spacing="normal" fo:font-style="normal" style:text-underline-style="none" fo:font-weight="normal" style:font-name-asian="Walter Turncoat1" style:font-size-asian="48pt" style:font-style-asian="normal" style:font-weight-asian="normal"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Walter Turncoat1" fo:font-size="48pt" fo:letter-spacing="normal" fo:font-style="normal" style:text-underline-style="none" fo:font-weight="normal" style:font-name-asian="Walter Turncoat1"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3.22cm" svg:x="1.905cm" svg:y="5.533cm">
          <text:p text:style-name="P1"><text:span text:style-name="T1">JavaScript asynchronous programming. Callbacks, Promises and Observ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612cm" svg:height="1.783cm" draw:transform="rotate (-0.638266907454326) translate (3.04cm 8.182cm)">
          <text:p/>
          <draw:enhanced-geometry draw:mirror-horizontal="false" draw:mirror-vertical="false" svg:viewBox="0 0 0 0" drawooo:sub-view-size="38679 26416" draw:text-areas="0 0 ?f0 ?f1" draw:type="ooxml-non-primitive" draw:enhanced-path="M 377 7642 L 377 7925 472 7642 Z M 33584 19246 L 33396 19434 33396 19623 33584 19246 Z M 24434 24151 L 24339 24245 24434 24340 24434 24245 24434 24151 Z M 14717 24434 L 14764 24481 14764 24481 14811 24434 Z M 2924 1 L 2641 95 2547 378 2547 189 2453 378 2358 567 2453 944 2358 850 2170 944 2358 944 2453 1133 2264 1227 2170 1227 2170 1604 2075 1887 1792 2453 1415 3019 1321 3397 1321 3680 1226 3774 1226 3963 1321 4529 1226 4529 1132 4435 1038 4340 943 4340 1038 4435 1132 4623 1038 4812 849 4906 943 4906 943 5001 943 5189 755 5284 566 5378 566 5472 755 5567 849 5661 755 5755 472 5755 566 6604 566 7076 566 7265 755 7265 849 7359 849 7453 755 7548 566 7453 566 7736 566 8114 472 8019 472 7925 472 7831 377 7925 377 8680 283 8868 189 8963 94 8963 0 9151 94 9340 189 9434 283 9623 283 9812 94 9717 94 9906 189 10000 283 10095 283 10378 94 10095 94 10283 94 10566 94 11510 189 12453 377 13208 566 13680 849 14340 1132 14906 1226 15189 1132 15378 1321 15944 1698 16510 2453 17736 3019 18491 3679 19057 3491 19246 3774 19434 3868 19434 4151 19623 4245 19906 4434 20189 4717 20378 4623 20472 4717 20472 4811 20566 5566 21321 5849 21604 6415 22076 6415 21887 6604 21793 6604 21793 6509 21981 6604 21887 6698 21887 6698 22076 6509 22076 7075 22547 7924 23113 8773 23585 9245 23679 9622 23679 9528 23868 9622 23962 10094 24151 10660 24151 11226 24340 11981 24811 13113 25377 13490 25377 13868 25472 14811 25660 16320 26226 16415 26132 16604 26038 17264 26132 18490 26321 19056 26415 19811 26415 19905 26226 20094 26132 20283 26132 20188 26321 20754 26226 21415 26132 21981 26038 22641 25849 22641 25943 23113 25943 23679 25849 24151 25566 24811 25283 25943 24906 26603 24717 27358 24340 28113 23962 28867 23396 28867 23491 28773 23585 28679 23679 28490 23868 28396 23868 28490 23962 29056 23302 29433 23113 29528 23113 29528 23208 30094 22736 30377 22547 30660 22264 30754 22264 30754 22170 30754 21981 30754 21793 31132 21793 31226 21981 31415 21604 31509 21510 31603 21510 31698 21227 31886 21038 32264 20566 33207 20000 33018 20000 33396 19434 33584 18963 33679 18679 33962 18491 34150 18679 34339 18019 34433 18113 34528 18019 34622 17736 34716 17642 34905 17359 35282 16887 35282 16981 35282 17076 35282 17170 35377 17170 35565 16510 35754 16132 35943 15755 36226 15189 36698 14340 37075 13114 37358 12359 37452 12170 37641 11887 37641 11982 37641 12076 37735 11604 37547 11699 37452 11416 37547 11416 37641 11321 37735 11321 37735 11227 37641 10944 37735 10472 37924 10661 37830 10378 37924 10095 37924 10283 38018 10283 38207 9906 38301 9812 38113 9623 38113 9434 38113 9246 38018 8963 38207 9151 38301 9057 38490 8680 38679 8302 38490 8302 38490 8114 38490 7831 38584 7642 38584 7359 38396 6793 38207 6321 38301 6321 38396 6416 38396 6133 38490 5850 38490 5567 38584 5567 38679 5661 38490 5189 38679 5284 38584 5001 38490 5095 38396 5095 38396 5001 38301 5095 38207 5189 38301 5378 38396 5755 38396 5755 38207 5661 38396 5944 38207 6038 38113 5944 38113 6038 38113 6133 38113 6416 38018 6416 38018 6887 38018 7076 38113 7170 38207 7170 38301 7359 37830 7548 38018 7642 38113 8019 38113 8302 38018 8397 37830 8397 37924 8585 38018 8774 37924 8963 37830 8774 37641 8868 37735 8963 37735 9246 37641 9812 37358 10378 37169 10755 37358 11038 37264 11321 37075 11227 37075 11321 37075 11604 36981 11510 36886 11887 36792 12265 36886 12359 37169 12359 37264 12548 37075 12453 36981 12548 36886 12359 36981 12642 36981 12642 36886 12548 36792 12453 36414 13114 36320 13491 36320 13868 35754 15095 35377 15755 34999 16227 34999 16038 34716 16321 34528 16698 34528 16698 34716 16604 34150 17170 33584 17736 33679 17830 33773 17736 33867 17736 33867 17830 33679 17925 33490 18019 33396 18113 33207 18208 33113 18585 33207 18679 33207 18774 33018 18963 32924 18963 32924 18868 32924 18679 32735 18868 32641 18963 32547 18963 32547 19057 32735 18963 32735 18963 32075 19717 31698 20000 31603 20000 31603 19906 31320 20095 31037 20283 31132 20095 30943 20283 31132 20378 31037 20661 30849 20849 30754 20944 30660 20849 30849 20755 30754 20755 30754 20661 30754 20566 30660 20661 30471 20849 30094 21038 30188 21038 30188 21227 29905 21604 30188 21415 29905 21793 29905 21698 29811 21793 29716 21887 29339 21981 28867 21981 28773 22076 28584 22170 28679 22264 28679 22453 28962 22076 28867 22453 29150 22264 29150 22359 28679 22642 28490 22547 28396 22453 28301 22453 28207 22547 27924 22736 27641 22925 27735 22925 26886 23491 26132 23962 26132 23774 26226 23585 25754 23868 25471 24151 25377 24245 25471 24340 25188 24245 24905 24245 24434 24340 23585 24811 23207 24906 22924 25000 22830 24906 22924 24811 22830 24717 21886 24717 21509 24906 21037 25189 20660 25283 20754 25189 20754 25094 20471 25283 20377 25377 20188 25094 20471 25094 20094 25000 19339 25094 18019 25377 18019 25377 18679 25000 18396 25000 18113 25094 17830 25094 17075 25000 15943 24717 15094 24623 14811 24528 14764 24481 14764 24481 14717 24528 14339 24340 13868 24057 13868 24057 14056 24245 13868 24245 13679 24151 13585 23962 13396 23962 13490 23868 12924 23868 12170 23679 11509 23491 11226 23302 11132 23113 10755 23113 10472 22925 10566 22925 10094 22736 9717 22642 9339 22642 9339 22453 9339 22264 9056 21981 7924 21321 7453 21038 6887 20566 6132 19906 5755 19717 5660 19623 5472 19623 5283 19246 4906 18774 4528 18302 4151 18019 4151 17736 4057 17547 3679 17076 3868 17076 3113 16887 3207 16604 3113 16227 2924 15849 2641 15661 2736 15566 2641 15472 2453 15095 1981 14529 2170 14434 1981 14340 1887 14246 1792 14151 1604 13680 1698 13774 1698 13774 1509 13302 1321 12831 1226 12453 1226 12170 1321 11982 1415 12453 1509 12359 1792 12359 1604 12170 1604 11887 1509 11227 1415 11132 1415 10944 1321 10849 1226 10849 1226 11038 1321 11321 1132 11227 1132 11132 1132 11038 943 10849 1038 10661 1132 10378 1226 9812 1132 9340 1132 9151 1226 9057 1226 8491 1321 7831 1604 6416 1981 4906 2453 3302 2736 2359 2924 1887 3019 1416 3302 1133 3491 755 3585 567 3585 472 3491 378 3302 284 3207 95 3113 1 Z N">
            <draw:equation draw:name="f0" draw:formula="logwidth"/>
            <draw:equation draw:name="f1" draw:formula="logheight"/>
          </draw:enhanced-geometry>
        </draw:custom-shape>
        <draw:custom-shape draw:name="CustomShape 3" draw:style-name="gr2" draw:text-style-name="P3" draw:layer="layout" svg:width="0.508cm" svg:height="0.368cm" draw:transform="rotate (-0.638266907454326) translate (4.839cm 9.629cm)">
          <text:p/>
          <draw:enhanced-geometry draw:mirror-horizontal="false" draw:mirror-vertical="false" svg:viewBox="0 0 0 0" drawooo:sub-view-size="7548 5472" draw:text-areas="0 0 ?f0 ?f1" draw:type="ooxml-non-primitive" draw:enhanced-path="M 5000 0 L 4812 95 4717 95 4340 472 4057 566 3774 566 3397 378 3208 944 2548 1887 2170 2359 1793 2736 1415 2925 1321 2925 1227 2831 1321 3114 1132 3114 1227 3302 1227 3208 1321 3302 1510 3491 1321 3397 1132 3491 755 3963 472 4529 283 4623 0 4623 378 5095 944 5472 849 5378 944 5283 1132 5189 1321 5000 1321 4812 1227 4623 1227 4623 1510 4812 1415 4717 1415 4717 1604 4812 1698 4906 1604 4717 1415 4151 1510 4340 1887 4529 4812 1321 4812 1415 4812 1510 5095 1510 5000 1604 5000 1698 5189 1981 5472 2264 5661 2264 5944 2170 5661 2359 5566 2453 5566 2642 5661 2736 5944 2831 6132 2831 6227 3114 6415 3585 6698 4057 6887 4151 7076 4151 6887 4340 6793 4434 6887 4529 7076 4717 7453 4812 7264 5000 7076 5095 7359 5095 7547 4717 7453 4623 7264 4717 7453 4434 7453 4340 7453 4151 7170 3963 6793 3868 6981 3774 7264 3585 6981 3114 6698 2831 6415 2642 6604 2264 6887 1981 6415 2076 6604 1887 6227 1887 6415 1698 6510 1604 6510 1510 6227 1604 6132 1793 6132 1510 6038 1321 5755 944 5283 566 5095 283 5000 0 Z N">
            <draw:equation draw:name="f0" draw:formula="logwidth"/>
            <draw:equation draw:name="f1" draw:formula="logheight"/>
          </draw:enhanced-geometry>
        </draw:custom-shape>
        <draw:custom-shape draw:name="CustomShape 4" draw:style-name="gr2" draw:text-style-name="P3" draw:layer="layout" svg:width="1.91cm" svg:height="1.604cm" draw:transform="rotate (2.69653369433124) translate (18.814cm 5.727cm)">
          <text:p/>
          <draw:enhanced-geometry draw:mirror-horizontal="false" draw:mirror-vertical="false" svg:viewBox="0 0 0 0" drawooo:sub-view-size="29434 24718" draw:text-areas="0 0 ?f0 ?f1" draw:type="ooxml-non-primitive" draw:enhanced-path="M 26604 13869 L 26509 13963 26509 14057 26604 14246 26604 13869 Z M 7925 23397 L 8302 23491 8113 23491 7925 23397 Z M 28962 1 L 28962 95 28774 284 28868 284 28868 567 28679 567 28868 661 28679 850 28679 1039 28585 1039 28491 1227 28679 1416 28962 1605 28585 1793 28868 1982 28962 2171 28868 2265 28774 2359 28868 2359 28774 2454 28868 2548 28868 2642 28585 2642 28679 2737 28774 2831 28774 3303 28679 3680 28585 3963 28774 4058 28774 4341 28585 4246 28585 4341 28679 4435 28491 4435 28585 4718 28491 5001 28774 4907 29057 5095 29057 5095 28774 5001 28679 5001 28774 5095 28585 5095 28396 5567 28396 5756 28585 6039 28396 6982 28302 7359 28113 7737 28113 7642 28113 7548 27830 8114 27830 8114 27924 8020 27453 8963 27736 8963 27547 9246 27547 9435 27641 9529 27641 9812 27547 9906 27453 9906 27358 9718 27264 9812 27075 9906 27170 10001 27075 10095 27075 10284 27170 10472 27170 10755 26792 10755 26698 10661 26698 10850 26604 10944 26415 10944 26415 11038 26509 11038 26604 11133 26604 11321 26604 11510 26509 11510 26509 11416 26415 11416 26415 11321 26321 11793 26226 11699 26132 11793 26226 11793 26321 12076 26415 12359 26038 12548 25755 12737 25660 12925 25755 12925 25755 13020 25849 12737 25943 13020 26038 12831 26132 12925 25943 13208 25660 13114 25472 13208 25377 13397 25283 13869 25189 14435 25094 14623 25000 14812 24906 14718 24811 14529 24717 14906 24717 15189 24717 15284 24811 15284 24528 15378 24340 15472 24057 15944 23962 16416 23774 16699 23396 16699 23208 16982 23019 17359 22830 17831 22830 17736 22736 17642 22736 17642 22830 17925 22453 17925 22547 17736 22453 17736 22359 17831 22264 18208 22170 18491 22076 18585 21887 18585 21698 19152 21604 18869 21604 19057 21415 19152 20943 19529 20377 19812 19906 20095 20094 20189 20189 20284 19906 20378 19906 20284 19811 20189 19811 20284 19811 20378 19245 20284 19340 20378 19245 20472 19434 20567 19340 20661 18962 20661 18585 21038 18113 21416 17736 21699 17359 21793 17076 22076 16793 22359 16698 22265 16604 22170 16321 22170 15849 22453 14340 22831 14340 22925 14340 23019 14245 23114 14057 23019 13962 22925 13774 22925 13774 23208 13491 23114 13113 23114 12642 23208 12453 23302 12076 23208 11793 23114 11510 23585 11321 23397 11132 23302 10849 23302 10566 23397 10566 23302 10189 23302 9717 23491 9717 23302 9623 23491 9434 23680 9340 23585 9434 23585 9340 23491 9246 23491 9246 23585 9151 23491 8868 23680 8774 23680 8680 23491 8585 23585 8491 23585 8397 23491 8302 23491 8208 23302 8302 23114 8302 23114 8019 23208 7642 23208 7359 23302 7264 23302 7264 23397 7547 23397 7453 23491 7359 23491 7170 23680 6981 23397 6698 23208 6604 23114 6415 23208 6227 23302 6132 23491 6038 23491 6038 23397 6132 23208 5849 23302 5661 23397 5095 23208 4057 23019 2925 22831 2265 22831 2265 22642 1887 22642 1510 22548 944 22076 944 21887 1038 21699 755 21699 472 21793 95 22076 0 22265 0 22359 283 22453 189 22548 95 22453 95 22642 283 22642 566 22736 472 22831 472 22925 661 22736 755 22925 755 23019 661 23019 944 23114 1132 23208 1604 23397 1510 23491 1510 23585 1793 23680 2170 23774 2453 23774 2359 23868 2642 24057 2736 23868 3019 23680 2925 23963 2831 24151 3114 23868 3208 24151 3302 23963 3491 24057 3585 24340 3680 24246 3774 24057 3868 24151 3868 24340 4434 24151 4717 24057 4812 24151 4812 23868 5000 23774 5000 23868 4906 24057 5095 23963 5378 23963 5378 24151 5000 24151 5095 24246 5000 24246 5000 24434 5378 24434 5566 24246 5944 24340 6415 24340 6321 24434 6510 24434 6604 24340 6604 24246 6793 24340 6604 24434 6793 24434 6887 24340 6981 24434 7264 24434 7925 24623 8680 24623 9057 24529 9529 24529 10000 24623 10566 24717 11415 24623 12359 24529 12830 24340 12925 24529 13019 24340 13113 24529 13208 24434 13113 24340 13962 24340 13962 24434 13962 24529 14717 24246 15566 24057 15378 23963 15472 23868 15566 23963 15472 23774 15661 23868 15566 24057 16038 23963 16698 23680 17264 23397 17453 23208 17547 23019 17736 23114 17830 23114 18019 23019 18208 22736 18302 22548 18868 22359 19623 22076 20189 21699 20849 21227 21321 20755 21510 20472 22170 19906 22736 19435 23113 18963 23302 18585 23396 18774 23585 18397 23774 18114 24057 17736 24245 17453 24340 17453 24434 17359 24623 16982 25189 16227 25566 15661 25943 15189 26226 14529 26509 13680 26604 13869 26604 13586 26698 13303 26792 13303 26887 13397 27170 12831 27264 12548 27264 12454 26981 12076 27075 12171 27170 12076 27358 12076 27453 12171 27453 11982 27547 11793 27641 11793 27547 11510 27641 11133 27830 10755 27924 10661 28113 10661 28019 10378 28019 10284 28019 10095 28113 10284 28208 10001 28019 10001 27924 9906 28113 9718 28208 9718 28113 9529 28396 9529 28302 9057 28396 9057 28396 8963 28396 8774 28491 8491 28585 8114 28774 8303 28962 7454 29057 6699 29245 5661 29340 4718 29340 4341 29057 4435 28962 4435 28962 4246 29151 4341 29245 4152 29151 4152 29057 3963 28962 3680 28962 3680 29245 3774 29057 3586 29057 3397 29245 3586 29245 3491 29434 3114 29245 2925 28962 2642 28962 2642 29245 2831 29340 2737 29434 2359 29434 2265 29434 2171 29340 2171 28774 944 28962 661 29057 473 29151 473 28868 190 29057 190 28962 1 Z N">
            <draw:equation draw:name="f0" draw:formula="logwidth"/>
            <draw:equation draw:name="f1" draw:formula="logheight"/>
          </draw:enhanced-geometry>
        </draw:custom-shape>
        <draw:custom-shape draw:name="CustomShape 5" draw:style-name="gr2" draw:text-style-name="P3" draw:layer="layout" svg:width="0.439cm" svg:height="0.421cm" draw:transform="rotate (2.69653369433124) translate (17.23cm 5.236cm)">
          <text:p/>
          <draw:enhanced-geometry draw:mirror-horizontal="false" draw:mirror-vertical="false" svg:viewBox="0 0 0 0" drawooo:sub-view-size="6793 6511" draw:text-areas="0 0 ?f0 ?f1" draw:type="ooxml-non-primitive" draw:enhanced-path="M 1038 6416 L 1038 6463 1038 6463 943 6416 Z M 2641 1 L 2641 190 2641 473 2641 567 2547 284 2547 756 2453 284 2453 473 2453 661 2075 1227 1509 2171 849 3114 377 3774 283 4152 472 4246 472 4340 377 4435 283 4435 566 4529 472 4435 566 4435 849 4623 566 4623 472 4812 377 5284 283 5944 189 6133 0 6227 566 6416 1038 6494 1038 6494 1038 6510 1051 6497 1051 6497 1132 6510 1069 6479 1069 6479 1132 6416 1226 6133 1226 5944 1038 5755 1415 5755 1321 5661 1415 5661 1604 5755 1415 5567 1038 5189 1226 5284 1604 5378 2264 3491 3019 1605 3019 1888 3113 1699 3113 1888 3302 1699 3208 1888 3302 1982 3585 2076 3962 2171 4340 1982 4151 2171 4151 2359 4151 2454 4245 2548 4623 2548 4811 2359 5000 2642 5283 3020 5755 3208 6132 3208 6038 3397 6038 3586 6132 3680 6321 3680 6698 3586 6698 3869 6509 3963 6509 3963 6792 3869 6792 3491 6698 3397 6509 3586 6509 3586 6604 3303 6604 3114 6509 3020 6226 3020 5849 3114 5849 3114 5943 2831 5943 2925 6132 2548 5660 2359 5283 2171 4906 2171 4906 1699 5094 1322 4717 1605 4811 1322 4811 1322 4717 1416 4434 1605 4623 1322 4623 1227 4528 1133 4340 1322 4340 1510 4245 1322 4151 1227 3868 944 3208 567 2925 378 2736 1 Z N">
            <draw:equation draw:name="f0" draw:formula="logwidth"/>
            <draw:equation draw:name="f1" draw:formula="logheight"/>
          </draw:enhanced-geometry>
        </draw:custom-shape>
        <draw:custom-shape draw:name="CustomShape 6" draw:style-name="gr2" draw:text-style-name="P3" draw:layer="layout" svg:width="4.005cm" svg:height="0.284cm" svg:x="6.938cm" svg:y="6.936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draw:custom-shape draw:name="CustomShape 7" draw:style-name="gr2" draw:text-style-name="P3" draw:layer="layout" svg:width="5.715cm" svg:height="2.82cm" svg:x="16.831cm" svg:y="7.222cm">
          <text:p/>
          <draw:enhanced-geometry draw:mirror-horizontal="false" draw:mirror-vertical="false" svg:viewBox="0 0 0 0" drawooo:sub-view-size="65189 62358" draw:text-areas="0 0 ?f0 ?f1" draw:type="ooxml-non-primitive" draw:enhanced-path="M 40283 1525 L 40000 1541 40000 1541 39811 1604 40283 1525 Z M 22547 1793 L 22359 1887 21981 2359 24057 1981 23208 2076 22925 1981 22642 1887 22642 1793 Z M 64528 13585 L 64528 13679 64551 13679 64528 13585 Z M 33868 58678 L 34057 58772 34057 58772 33962 58678 Z M 30849 58678 L 30943 58772 30283 58867 30472 58772 30849 58678 Z M 32264 59056 L 33113 59244 31698 59339 31415 59339 32264 59056 Z M 60849 0 L 58679 95 56792 189 58584 378 58301 189 59151 378 58679 472 58018 472 56792 283 55943 283 54528 378 50660 378 48585 472 46226 472 43868 283 44056 472 44339 472 43396 661 42170 849 40849 755 40377 661 39906 566 39717 566 38207 661 36509 944 34906 1132 33585 1132 33962 1038 33774 944 33396 944 32453 1038 30283 1321 30472 1415 30566 1510 29151 1604 29057 1698 29717 1698 28208 1793 27547 1793 27642 1698 28585 1510 27736 1604 26887 1698 26038 1698 25189 1793 25189 1793 25755 1698 24906 1793 24057 1981 25094 1887 26132 1981 24906 2264 23585 2359 23585 2453 23585 2547 25566 2359 27547 2264 29434 1981 30377 1793 31321 1604 30472 1887 30660 1981 31038 2076 31981 2170 33302 2170 34717 2076 37075 1887 37830 1793 37924 1698 38868 1604 38962 1510 38868 1510 38113 1415 40000 1510 38868 1604 40000 1541 40000 1541 40094 1510 40377 1510 40283 1525 40283 1525 40566 1510 41509 1604 44151 1415 45000 1321 44434 1321 45188 1132 45660 1227 45755 1227 45755 1321 45377 1321 46038 1415 46792 1321 46792 1227 46981 1321 47547 1321 47358 1510 46981 1510 46792 1415 43868 1698 45566 1698 47264 1604 50566 1321 52169 1227 55471 1227 57075 1415 56603 1321 56509 1227 57264 1132 58396 1227 58773 1227 58962 1321 59905 1321 61037 1510 61603 1698 62075 1887 62452 2076 62547 2359 62641 4528 62641 8113 62547 17547 62547 22547 62641 27075 62830 30849 62924 32169 63113 33207 63113 34528 63207 35943 63207 36886 63113 38396 62830 42358 62547 46509 62452 48207 62547 49527 62547 51131 62547 52735 62358 53584 62264 54339 61981 55093 61603 55754 61792 55754 61886 55565 62169 55376 62264 55565 62169 55754 61981 56225 61792 56037 61509 55754 61603 55942 61509 55942 61603 56037 60094 56320 58773 56414 57547 56508 56415 56508 56698 56320 56698 56320 56037 56508 54811 56886 53679 57074 53868 56791 54245 56697 53019 56886 51698 56980 50943 57074 51132 57169 48962 57452 48962 57357 48019 57452 47641 57452 46604 57546 44717 57546 44339 57452 45000 57263 40000 57829 38019 58206 37547 58018 37075 58018 36698 58112 36415 58301 36038 58301 36038 58395 36321 58395 36132 58678 37075 58678 37830 58584 38585 58489 39434 58489 38585 58867 37358 59244 36792 59339 36226 59339 35755 59244 35566 59056 35472 58867 36509 58772 35377 58678 34151 58772 34057 58772 33208 58961 32264 59056 32264 59056 33113 58867 31887 58489 31132 58395 31038 58301 31132 58301 31509 58206 30660 58206 30283 58301 29906 58489 29151 58678 29340 58584 29434 58395 29434 58395 28585 58489 28491 58584 28396 58678 27736 58867 25660 59150 22170 59622 22359 59527 22359 59433 22264 59433 22453 59244 22453 59056 21132 59339 19246 59716 18208 59810 17264 59905 16415 59905 15849 59810 14246 59810 11981 59999 11981 59999 12359 59905 12736 59716 11415 59905 10000 60093 7076 60188 4151 60376 2831 60471 1604 60659 1227 59244 1038 57735 850 56131 755 54433 755 52735 755 50942 1038 47263 1321 43678 1699 39999 2453 33301 2548 33962 2642 34622 2642 33018 2551 32287 2642 30000 2453 30377 2453 29245 2453 27830 2642 28301 2736 28018 2831 28018 2925 28207 3019 26415 3019 24811 3019 23113 3019 22170 3208 21320 3302 19528 3302 17641 3302 16887 3208 16321 3397 16415 3585 11981 3680 11415 3680 11698 3774 11132 3868 10660 3774 10094 3680 9623 3774 9434 3868 9245 4057 8491 4340 6321 4623 2264 3491 7170 2925 9906 2359 12736 1982 15377 1699 17830 1510 19905 1604 20754 1699 21509 1321 22453 1133 23585 1038 24905 1038 26226 1038 28962 1038 31415 661 40188 472 44999 378 49622 472 51603 378 53961 189 53301 95 52641 189 53867 189 55093 378 55188 284 56508 95 54905 1 58489 1 62357 6038 61886 8963 61697 11698 61603 11698 61414 11887 61225 12264 61225 12548 61320 12736 61414 12642 61320 13302 61508 13302 61508 12736 61414 13019 61508 12736 61603 12831 61697 14246 61508 13491 61508 14717 61225 16038 61131 18962 61131 19151 61225 19623 61320 21227 61320 23302 61225 24245 61131 25094 60942 28868 60848 32642 60659 36415 60376 40283 60093 47830 59339 55377 58678 61037 58678 62264 58584 63207 58395 63490 58206 63773 58018 63962 57735 64150 57357 64339 56225 64528 54716 64528 53018 64622 49810 64622 47546 64905 40848 64999 36320 65094 33301 65188 33396 65188 31603 65188 29811 65094 30660 64905 28301 64811 25849 64716 23302 64622 20849 64811 22075 64811 20754 64811 18962 64811 18868 64716 17358 64811 18113 64999 16981 64905 15755 64811 14528 64716 13396 64622 13679 64551 13679 64622 13962 64716 15000 64528 14623 64528 15094 64339 12736 64150 11698 64056 11604 64056 11226 64245 10566 64245 9811 64245 9560 64433 10189 64622 11604 64811 13019 64905 14151 64905 12830 64811 11698 64528 9340 64433 9528 64433 9340 64245 8585 64150 7264 64056 9434 63773 8868 63679 7925 63584 6792 63490 5566 63490 1227 63490 661 63396 566 63207 378 62641 189 61792 95 60849 0 Z N">
            <draw:equation draw:name="f0" draw:formula="logwidth"/>
            <draw:equation draw:name="f1" draw:formula="logheight"/>
          </draw:enhanced-geometry>
        </draw:custom-shape>
        <draw:custom-shape draw:name="CustomShape 8" draw:style-name="gr2" draw:text-style-name="P3" draw:layer="layout" svg:width="2.922cm" svg:height="2.56cm" svg:x="11.238cm" svg:y="2cm">
          <text:p/>
          <draw:enhanced-geometry draw:mirror-horizontal="false" draw:mirror-vertical="false" svg:viewBox="0 0 0 0" drawooo:sub-view-size="17495 15330" draw:text-areas="0 0 ?f0 ?f1" draw:type="ooxml-non-primitive" draw:enhanced-path="M 4648 1412 L 4526 1485 4429 1558 4258 1728 4185 1825 4112 1947 3869 1947 3893 1898 4015 1679 4088 1436 4088 1412 Z M 4939 1412 L 4867 1509 4818 1631 4794 1752 4769 1898 4769 1947 4380 1947 4404 1898 4526 1679 4672 1436 4672 1412 Z M 5815 1387 L 5645 1558 5475 1704 5402 1825 5304 1947 5037 1947 5037 1898 5061 1777 5085 1631 5183 1387 Z M 3407 1412 L 3285 1533 3188 1679 3090 1825 3042 1971 2774 1971 2847 1801 3042 1412 Z M 4039 1412 L 3966 1509 3893 1606 3747 1801 3626 1947 3334 1971 3455 1679 3601 1412 Z M 2239 1412 L 2068 1533 1947 1679 1801 1825 1679 1971 1509 1996 1655 1704 1849 1436 2166 1412 Z M 2896 1412 L 2774 1558 2677 1704 2579 1850 2506 1996 2214 1971 1995 1971 2239 1679 2482 1412 Z M 7056 1387 L 6935 1558 6667 1898 6594 1996 6278 1971 6302 1898 6594 1436 6570 1412 6545 1412 6351 1582 6156 1777 6083 1874 6010 1971 5596 1971 5694 1801 5840 1606 5986 1387 Z M 7665 1387 L 7519 1509 7373 1655 7251 1825 7154 1996 6910 1996 7056 1777 7348 1387 Z M 15135 1412 L 15281 1436 15524 1436 15475 1509 15232 1728 15135 1874 15037 1996 14697 1996 14794 1898 14989 1655 15135 1412 Z M 15865 1436 L 16254 1460 16278 1460 16157 1606 16035 1801 15913 1996 15427 1996 15646 1728 15865 1436 Z M 8176 1387 L 8030 1533 7884 1679 7665 2020 7494 2020 7640 1704 7786 1387 Z M 8687 1387 L 8638 1436 8419 1679 8322 1825 8224 1971 8224 2020 8005 2020 8200 1704 8273 1558 8346 1387 Z M 9441 1387 L 9271 1558 9125 1752 9027 1874 8930 2020 8468 2020 8565 1923 8833 1631 8954 1509 9076 1387 Z M 10220 1363 L 10074 1436 9952 1558 9757 1801 9587 2020 9271 2020 9368 1874 9514 1631 9587 1509 9636 1387 10220 1363 Z M 11436 1339 L 11290 1558 11120 1777 11047 1898 10998 2020 10609 2020 10755 1874 10877 1728 10950 1582 11023 1412 10998 1363 10950 1363 10585 1679 10244 2020 9830 2020 9952 1850 10074 1704 10195 1533 10317 1363 11436 1339 Z M 11996 1339 L 11874 1485 11777 1655 11704 1850 11680 2020 11290 2020 11388 1850 11485 1679 11558 1509 11631 1339 Z M 12993 1314 L 12823 1485 12653 1655 12507 1801 12434 1898 12385 2020 11972 2020 12045 1801 12166 1582 12312 1314 Z M 13115 1314 L 13602 1339 13407 1582 13261 1777 13188 1898 13139 2020 12677 2020 12775 1825 13115 1314 Z M 13796 1339 L 14137 1363 13894 1631 13748 1801 13699 1898 13675 2020 13431 2020 13553 1752 13796 1339 Z M 14259 1387 L 15013 1412 14794 1606 14599 1801 14502 1898 14405 2020 13918 2020 14015 1850 14088 1704 14259 1387 Z M 16643 1412 L 16789 1436 16838 1460 16911 1485 16643 1679 16424 1898 16278 2044 16230 2020 16157 1996 16303 1728 16497 1436 16643 1412 Z M 389 1387 L 657 1436 973 1460 803 1606 657 1752 535 1923 487 1996 438 2069 438 1679 389 1387 Z M 1655 1436 L 1509 1558 1363 1728 1241 1898 1168 2093 1144 2093 1095 2142 1071 2190 1071 2239 1071 2288 1071 2409 1046 2409 925 2458 827 2531 633 2726 462 2872 462 2677 438 2263 462 2263 608 2215 657 2166 730 2117 973 1850 1168 1655 1387 1460 1655 1436 Z M 16935 1631 L 16960 1947 16960 2239 16935 2847 16814 2920 16692 2993 16473 3188 16376 3310 16424 2872 16619 2726 16765 2628 16838 2580 16911 2507 16911 2482 16911 2434 16887 2409 16838 2385 16765 2409 16692 2458 16570 2580 16400 2701 16376 2555 16327 2434 16424 2361 16497 2239 16643 2020 16935 1631 Z M 1022 2896 L 998 3237 900 3310 803 3407 657 3675 511 3966 487 3310 608 3261 706 3188 900 3018 1022 2896 Z M 16935 3139 L 16935 3504 16789 3577 16668 3675 16449 3893 16376 3991 16376 3723 16400 3675 16619 3407 16741 3310 16838 3212 16935 3139 Z M 16935 3723 L 16935 4258 16546 4599 16424 4721 16400 4429 16522 4210 16643 4015 16935 3723 Z M 998 3553 L 973 4210 949 4234 803 4429 657 4623 535 4769 535 4234 681 4039 803 3845 998 3553 Z M 16935 4599 L 16911 5256 16668 5426 16570 5524 16449 5621 16424 5670 16424 5207 16570 5037 16692 4891 16814 4745 16935 4599 Z M 973 4696 L 973 5280 730 5475 633 5597 535 5718 535 5159 584 5134 754 4964 900 4794 973 4696 Z M 16911 5378 L 16911 5962 16911 6132 16789 6181 16643 6278 16424 6473 16424 6108 16570 5937 16911 5378 Z M 973 5670 L 973 6156 876 6229 779 6278 633 6448 511 6619 511 6181 973 5670 Z M 16911 6351 L 16911 6765 16668 6935 16570 7032 16449 7130 16400 7203 16400 6838 16424 6813 16643 6594 16911 6351 Z M 949 6619 L 949 6789 949 7178 827 7227 706 7324 584 7446 487 7568 487 7130 584 7057 681 6959 852 6740 949 6619 Z M 16911 6886 L 16935 7519 16814 7616 16668 7714 16546 7835 16449 7957 16376 8030 16376 7665 16522 7495 16619 7324 16789 7105 16911 6886 Z M 949 7422 L 973 8006 852 8054 754 8103 560 8273 462 8371 462 7957 535 7957 584 7933 608 7884 730 7714 852 7543 949 7422 Z M 16935 7714 L 16935 8419 16716 8541 16497 8711 16351 8857 16376 8444 16449 8371 16522 8273 16668 8079 16862 7835 16935 7714 Z M 13042 3869 L 12872 3893 12702 3918 12239 3966 11777 3991 11388 3991 10974 3966 10755 3966 10560 4015 10366 4064 10220 4137 10171 4185 10122 4258 10147 4331 10171 4404 10341 4502 10536 4575 10731 4599 10950 4623 12142 4623 12580 4599 12458 4745 12312 4867 12020 5110 11461 5548 10901 5986 10633 6205 10366 6473 9879 7008 9392 7568 9149 7835 8881 8079 8760 7957 8614 7860 8346 7665 7957 7324 7567 6959 7300 6692 7008 6424 6837 6302 6667 6205 6497 6132 6302 6083 6253 6059 6107 6059 6034 6108 5864 6205 5718 6351 5450 6643 5207 6984 4964 7300 4818 7519 4623 7714 4258 8079 3918 8468 3747 8687 3626 8906 3601 8955 3601 9003 3626 9052 3650 9101 3699 9125 3747 9149 3796 9149 3869 9125 4064 9028 4283 8857 4477 8687 4672 8492 5037 8103 5353 7689 5669 7276 6010 6838 6156 6716 6302 6594 6594 6838 6910 7105 7470 7665 7762 7933 8078 8249 8249 8395 8443 8492 8614 8565 8808 8590 8906 8565 8979 8590 9076 8541 9392 8298 9684 8006 10244 7422 10779 6838 11071 6570 11388 6302 11996 5840 12604 5353 12847 5134 13066 4915 13139 5743 13115 6059 13091 6448 13091 6643 13115 6813 13164 6984 13261 7105 13310 7130 13383 7154 13456 7154 13504 7130 13626 7032 13699 6886 13723 6716 13748 6546 13723 6181 13699 5889 13675 5086 13650 4672 13602 4477 13529 4307 13504 4258 13456 4210 13456 4137 13456 4064 13407 4015 13358 3966 13285 3918 13188 3893 13042 3869 Z M 973 8298 L 998 8882 925 8906 827 8979 730 9052 487 9320 487 8955 560 8906 608 8809 803 8541 973 8298 Z M 16935 8541 L 16935 8979 16960 9247 16716 9393 16497 9539 16376 9660 16376 9198 16424 9149 16497 9076 16595 8930 16935 8541 Z M 998 9076 L 1022 9685 925 9709 827 9782 657 9904 535 10025 511 9636 584 9587 852 9247 998 9076 Z M 16960 9368 L 16935 9806 16741 9928 16546 10074 16400 10196 16376 9952 16449 9855 16668 9636 16960 9368 Z M 16935 10001 L 16935 10342 16814 10415 16668 10488 16424 10682 16400 10488 16546 10342 16692 10220 16935 10001 Z M 1046 10050 L 1046 10415 949 10463 852 10512 681 10682 584 10755 560 10536 657 10463 730 10390 876 10220 1046 10050 Z M 4185 2385 L 5158 2409 6132 2434 7129 2458 8103 2482 15938 2482 15938 2823 15913 3164 15889 3529 15913 3869 15938 5013 15938 5597 15938 6181 15913 7300 15889 8419 15889 9539 15913 10123 15938 10682 14161 10634 13285 10609 12385 10609 11315 10585 10220 10561 9149 10536 8614 10536 8054 10561 7056 10609 6059 10609 5037 10634 4039 10658 3334 10707 2604 10755 2068 10731 1533 10707 1460 8833 1436 7908 1411 6959 1460 5840 1509 4672 1533 3529 1509 2945 1484 2385 1703 2385 1947 2409 2409 2434 3285 2409 4185 2385 Z M 12288 11096 L 12531 11120 12434 11193 12191 11364 12118 11437 11874 11437 11923 11388 12118 11242 12288 11096 Z M 11290 11072 L 11972 11096 11753 11193 11534 11339 11388 11437 10877 11461 10925 11412 11120 11242 11217 11169 11290 11072 Z M 13115 11120 L 12920 11291 12775 11461 12604 11461 12945 11120 Z M 1509 11145 L 1776 11218 2044 11266 1849 11388 1679 11510 1095 11510 1241 11364 1387 11266 1509 11145 Z M 13504 11145 L 14234 11169 14088 11242 13942 11315 13821 11412 13723 11510 13139 11485 13285 11339 13504 11145 Z M 16960 10999 L 17008 11485 16935 11461 16887 11461 16570 11510 16765 11242 16960 10999 Z M 15037 11169 L 14818 11339 14697 11461 14624 11558 14259 11558 14551 11364 14697 11266 14818 11169 Z M 15962 11193 L 15913 11242 15743 11388 15621 11558 15037 11558 15183 11412 15329 11291 15500 11193 Z M 16935 10366 L 16960 10853 16765 10974 16570 11120 16400 11315 16230 11534 15962 11558 16084 11412 16181 11315 16230 11266 16278 11193 16376 11169 16449 11096 16497 11023 16497 10926 16570 10877 16789 10634 16887 10512 16935 10366 Z M 1071 10780 L 1071 10828 1071 10901 1119 10974 1144 10999 1192 11047 1022 11169 827 11339 730 11461 657 11558 608 11583 608 11266 681 11193 754 11120 949 10901 1071 10780 Z M 2750 11266 L 2604 11412 2458 11583 2117 11534 2141 11510 2287 11388 2385 11266 Z M 8176 11072 L 8127 11120 7884 11339 7665 11583 7251 11583 7373 11461 7738 11096 8176 11072 Z M 9125 11047 L 8979 11145 8735 11339 8614 11461 8541 11583 8030 11583 8224 11388 8468 11169 8614 11072 9125 11047 Z M 10317 11047 L 10828 11072 10731 11120 10512 11315 10414 11412 10341 11534 9733 11583 10001 11315 10317 11072 10317 11047 Z M 7446 11096 L 7227 11242 7032 11388 6935 11485 6862 11583 6618 11607 6156 11607 6424 11388 6594 11266 6667 11193 6740 11120 7446 11096 Z M 10122 11047 L 9928 11169 9733 11291 9563 11437 9392 11607 8906 11607 9149 11364 9490 11047 Z M 3650 11193 L 3382 11364 3261 11485 3139 11631 2798 11607 3066 11242 3650 11193 Z M 4331 11145 L 4112 11315 3966 11461 3869 11558 3772 11656 3407 11656 3577 11485 3699 11339 3820 11169 4331 11145 Z M 6375 11120 L 6205 11242 5986 11412 5888 11510 5815 11631 5037 11656 5353 11339 5572 11169 5596 11120 Z M 5134 11145 L 4964 11291 4794 11461 4769 11510 4769 11583 4769 11631 4794 11656 4137 11680 4137 11680 4258 11510 4404 11388 4575 11266 4672 11218 4721 11145 Z M 8541 0 L 8468 49 8395 146 8370 244 8346 463 8370 706 8419 949 4842 974 2555 998 1411 1022 827 1022 511 1047 243 1120 195 1144 170 1193 146 1241 170 1290 146 1314 73 1509 24 1704 0 1923 0 2142 24 2580 73 2993 97 3626 122 4234 122 5475 97 6302 73 7130 49 7957 49 8784 73 9563 97 10317 146 11072 170 11850 195 11923 219 11972 268 12020 316 12045 438 12045 511 12020 560 11996 560 11972 681 11923 803 11899 949 11874 1119 11874 1436 11899 1679 11923 2360 11972 3042 12045 3747 12093 4477 12118 4404 12215 4307 12337 4161 12580 3991 13018 3845 13334 3674 13651 3358 14283 3236 14502 3139 14746 3090 14843 3090 14965 3090 15086 3139 15232 3188 15281 3236 15305 3309 15330 3382 15305 3480 15281 3553 15208 3601 15159 3650 15086 3747 14916 3820 14721 4088 14210 4331 13699 4526 13237 4721 12750 4867 12434 4939 12264 4988 12118 6180 12045 7348 11996 7932 11996 8516 12020 9684 12020 10341 11996 10998 11947 11631 11874 12337 11874 12337 11996 12434 12410 12580 12799 12775 13188 12969 13578 13188 13943 13431 14308 13918 15013 14015 15111 14137 15159 14259 15135 14356 15111 14453 15038 14502 14940 14502 14819 14478 14770 14453 14697 13991 14040 13577 13359 13383 12994 13188 12653 13042 12288 12872 11899 13918 11947 14940 11996 15451 11996 15986 11972 16497 11947 17008 11899 17057 11874 17106 11947 17154 11996 17325 11996 17398 11947 17446 11899 17495 11802 17495 11704 17446 11339 17398 10950 17373 10171 17398 9393 17373 8614 17373 7008 17349 5402 17349 2507 17373 2239 17373 1898 17349 1728 17325 1558 17276 1436 17203 1314 17203 1241 17203 1193 17179 1144 17154 1095 17033 1047 16911 998 16789 974 16643 974 16351 998 16108 998 15062 974 14015 925 13456 901 12872 876 11704 901 9392 949 8930 949 8954 852 8954 779 8954 706 8906 609 8881 584 8857 463 8833 244 8808 146 8735 49 8662 0 Z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4" draw:text-style-name="P2" draw:layer="layout" svg:width="15.156cm" svg:height="3.22cm" svg:x="5.063cm" svg:y="3.34cm">
          <text:p text:style-name="P1"><text:span text:style-name="T2">Why we need these things? Why not loop?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005cm" svg:height="0.284cm" svg:x="10.554cm" svg:y="5.699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custom-shape draw:name="TextShape 1" draw:style-name="gr4" draw:text-style-name="P2" draw:layer="layout" svg:width="15.949cm" svg:height="2.275cm" svg:x="4.725cm" svg:y="3.888cm">
          <text:p text:style-name="P1"><text:span text:style-name="T2">How we can made the same task asynchronou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TextShape 1" draw:style-name="gr4" draw:text-style-name="P2" draw:layer="layout" svg:width="15.949cm" svg:height="2.275cm" svg:x="4.725cm" svg:y="3.888cm">
          <text:p text:style-name="P1"><text:span text:style-name="T2">How to have logic after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Why callback is ba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Use of jQuery Defer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Use of native prom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More promises examp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ext:s/></text:span><text:span text:style-name="T2">Web worker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The good old XMLHttp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custom-shape draw:name="TextShape 1" draw:style-name="gr5" draw:text-style-name="P5" draw:layer="layout" svg:width="15.949cm" svg:height="2.275cm" svg:x="4.725cm" svg:y="3.888cm">
          <text:p text:style-name="P1"><text:span text:style-name="T2">Reactive Libraries <text:s/>- RxJS and Bacon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9.797cm" svg:height="11.136cm" svg:x="0.601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custom-shape draw:name="TextShape 1" draw:style-name="gr6" draw:text-style-name="P7" draw:layer="layout" svg:width="15.949cm" svg:height="11.938cm" svg:x="4.725cm" svg:y="1.524cm">
          <text:p text:style-name="P1"><text:span text:style-name="T3">But why BaconJS and RxJS?</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custom-shape draw:name="TextShape 1" draw:style-name="gr5" draw:text-style-name="P5" draw:layer="layout" svg:width="15.949cm" svg:height="2.275cm" svg:x="4.725cm" svg:y="3.888cm">
          <text:p text:style-name="P8"><text:span text:style-name="T2">Q &amp; A</text:span></text:p>
          <text:p text:style-name="P8"><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9.797cm" svg:height="11.136cm" svg:x="0.601cm" svg:y="2.257cm" draw:page-number="1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ce style:name="Walter Turncoat1" svg:font-family="'Walter Turncoat'"/>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alter Turncoat" svg:font-family="'Walter Turnco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1A400000172FCACFFEDAEE05B15.png" xlink:type="simple" xlink:show="embed" xlink:actuate="onLoad"/>
    <draw:fill-image draw:name="msFillBitmap_20_1" draw:display-name="msFillBitmap 1" xlink:href="Pictures/1000000000000500000002D04382DD6CDEB20810.png" xlink:type="simple" xlink:show="embed" xlink:actuate="onLoad"/>
    <draw:fill-image draw:name="msFillBitmap_20_2" draw:display-name="msFillBitmap 2" xlink:href="Pictures/1000000000000500000002D04382DD6CDEB20810.png" xlink:type="simple" xlink:show="embed" xlink:actuate="onLoad"/>
    <draw:fill-image draw:name="msFillBitmap_20_3" draw:display-name="msFillBitmap 3" xlink:href="Pictures/1000000000000500000002D04382DD6CDEB20810.png" xlink:type="simple" xlink:show="embed" xlink:actuate="onLoad"/>
    <draw:fill-image draw:name="msFillBitmap_20_4" draw:display-name="msFillBitmap 4" xlink:href="Pictures/1000000000000500000002D04382DD6CDEB20810.png" xlink:type="simple" xlink:show="embed" xlink:actuate="onLoad"/>
    <draw:fill-image draw:name="msFillBitmap_20_5" draw:display-name="msFillBitmap 5" xlink:href="Pictures/1000000000000500000002D04382DD6CDEB20810.png" xlink:type="simple" xlink:show="embed" xlink:actuate="onLoad"/>
    <draw:fill-image draw:name="msFillBitmap_20_6" draw:display-name="msFillBitmap 6" xlink:href="Pictures/1000000000000500000002D04382DD6CDEB20810.png" xlink:type="simple" xlink:show="embed" xlink:actuate="onLoad"/>
    <draw:fill-image draw:name="msFillBitmap_20_8" draw:display-name="msFillBitmap 8" xlink:href="Pictures/1000000000000500000002D04382DD6CDEB20810.png" xlink:type="simple" xlink:show="embed" xlink:actuate="onLoad"/>
    <draw:fill-image draw:name="msFillBitmap_20_9" draw:display-name="msFillBitmap 9" xlink:href="Pictures/1000000000000500000002D04382DD6CDEB20810.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style:use-window-font-color="tru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4"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5"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6"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8"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draw:fill-image-name="msFillBitmap_20_9"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draw:background-size="border" draw:fill="bitmap" draw:fill-image-name="msFillBitmap_20_9"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itle_2c_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9" style:family="presentation" style:parent-style-name="Title_2c__20_Content-backgroundobjects">
      <style:graphic-properties draw:stroke="none" draw:fill="none" draw:fill-color="#ffffff" draw:auto-grow-height="false" fo:min-height="1.485cm"/>
    </style:style>
    <style:style style:name="Mpr10" style:family="presentation" style:parent-style-name="Title_2c__20_Content-backgroundobjects">
      <style:graphic-properties draw:stroke="none" draw:fill="none" draw:fill-color="#ffffff" draw:textarea-vertical-align="bottom" draw:auto-grow-height="false" fo:min-height="1.485cm"/>
    </style:style>
    <style:style style:name="Mpr11" style:family="presentation" style:parent-style-name="Title_2c__20_2_20_Content-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2" style:family="presentation" style:parent-style-name="Title_2c__20_2_20_Content-backgroundobjects">
      <style:graphic-properties draw:stroke="none" draw:fill="none" draw:fill-color="#ffffff" draw:auto-grow-height="false" fo:min-height="1.485cm"/>
    </style:style>
    <style:style style:name="Mpr13" style:family="presentation" style:parent-style-name="Title_2c__20_2_20_Content-backgroundobjects">
      <style:graphic-properties draw:stroke="none" draw:fill="none" draw:fill-color="#ffffff" draw:textarea-vertical-align="bottom" draw:auto-grow-height="false" fo:min-height="1.485cm"/>
    </style:style>
    <style:style style:name="Mpr14" style:family="presentation" style:parent-style-name="Default_20_1-backgroundobjects">
      <style:graphic-properties draw:stroke="none" draw:fill="none" draw:fill-color="#ffffff" draw:auto-grow-height="false" fo:min-height="1.485cm"/>
    </style:style>
    <style:style style:name="Mpr15" style:family="presentation" style:parent-style-name="Default_20_1-backgroundobjects">
      <style:graphic-properties draw:stroke="none" draw:fill="none" draw:fill-color="#ffffff" draw:textarea-vertical-align="bottom" draw:auto-grow-height="false" fo:min-height="1.485cm"/>
    </style:style>
    <style:style style:name="Mpr16" style:family="presentation" style:parent-style-name="Title_20_Only-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Mpr17" style:family="presentation" style:parent-style-name="Title_20_Only-backgroundobjects">
      <style:graphic-properties draw:stroke="none" draw:fill="none" draw:fill-color="#ffffff" draw:auto-grow-height="false" fo:min-height="1.485cm"/>
    </style:style>
    <style:style style:name="Mpr18" style:family="presentation" style:parent-style-name="Title_20_Only-backgroundobjects">
      <style:graphic-properties draw:stroke="none" draw:fill="none" draw:fill-color="#ffffff" draw:textarea-vertical-align="bottom" draw:auto-grow-height="false" fo:min-height="1.485cm"/>
    </style:style>
    <style:style style:name="Mpr19" style:family="presentation" style:parent-style-name="Default_20_2-backgroundobjects">
      <style:graphic-properties draw:stroke="none" draw:fill="none" draw:fill-color="#ffffff" draw:auto-grow-height="false" fo:min-height="1.485cm"/>
    </style:style>
    <style:style style:name="Mpr2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center"/>
    </style:style>
    <style:style style:name="MP7"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Walter Turncoat1" fo:font-size="96pt" fo:letter-spacing="normal" fo:font-style="normal" style:text-underline-style="none" fo:font-weight="normal" style:font-name-asian="Walter Turncoat1" style:font-size-asian="96pt" style:font-style-asian="normal" style:font-weight-asian="normal" style:font-name-complex="DejaVu Sans2"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25.431cm" svg:height="2.38cm" svg:x="-0.017cm" svg:y="2.689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office:forms form:automatic-focus="false" form:apply-design-mode="false"/>
      <draw:custom-shape draw:name="CustomShape 2" draw:style-name="Mgr3" draw:text-style-name="MP5" draw:layer="backgroundobjects" svg:width="5.435cm" svg:height="1.814cm" svg:x="9.982cm" svg:y="2.382cm">
        <text:p text:style-name="MP6"><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7" draw:layer="backgroundobjects" svg:width="2.464cm" svg:height="2.357cm" svg:x="11.467cm" svg:y="1.53cm">
        <text:p/>
        <draw:enhanced-geometry draw:mirror-horizontal="false" draw:mirror-vertical="false" svg:viewBox="0 0 0 0" drawooo:sub-view-size="65189 62358" draw:text-areas="0 0 ?f0 ?f1" draw:type="ooxml-non-primitive" draw:enhanced-path="M 40283 1525 L 40000 1541 40000 1541 39811 1604 40283 1525 Z M 22547 1793 L 22359 1887 21981 2359 24057 1981 23208 2076 22925 1981 22642 1887 22642 1793 Z M 64528 13585 L 64528 13679 64551 13679 64528 13585 Z M 33868 58678 L 34057 58772 34057 58772 33962 58678 Z M 30849 58678 L 30943 58772 30283 58867 30472 58772 30849 58678 Z M 32264 59056 L 33113 59244 31698 59339 31415 59339 32264 59056 Z M 60849 0 L 58679 95 56792 189 58584 378 58301 189 59151 378 58679 472 58018 472 56792 283 55943 283 54528 378 50660 378 48585 472 46226 472 43868 283 44056 472 44339 472 43396 661 42170 849 40849 755 40377 661 39906 566 39717 566 38207 661 36509 944 34906 1132 33585 1132 33962 1038 33774 944 33396 944 32453 1038 30283 1321 30472 1415 30566 1510 29151 1604 29057 1698 29717 1698 28208 1793 27547 1793 27642 1698 28585 1510 27736 1604 26887 1698 26038 1698 25189 1793 25189 1793 25755 1698 24906 1793 24057 1981 25094 1887 26132 1981 24906 2264 23585 2359 23585 2453 23585 2547 25566 2359 27547 2264 29434 1981 30377 1793 31321 1604 30472 1887 30660 1981 31038 2076 31981 2170 33302 2170 34717 2076 37075 1887 37830 1793 37924 1698 38868 1604 38962 1510 38868 1510 38113 1415 40000 1510 38868 1604 40000 1541 40000 1541 40094 1510 40377 1510 40283 1525 40283 1525 40566 1510 41509 1604 44151 1415 45000 1321 44434 1321 45188 1132 45660 1227 45755 1227 45755 1321 45377 1321 46038 1415 46792 1321 46792 1227 46981 1321 47547 1321 47358 1510 46981 1510 46792 1415 43868 1698 45566 1698 47264 1604 50566 1321 52169 1227 55471 1227 57075 1415 56603 1321 56509 1227 57264 1132 58396 1227 58773 1227 58962 1321 59905 1321 61037 1510 61603 1698 62075 1887 62452 2076 62547 2359 62641 4528 62641 8113 62547 17547 62547 22547 62641 27075 62830 30849 62924 32169 63113 33207 63113 34528 63207 35943 63207 36886 63113 38396 62830 42358 62547 46509 62452 48207 62547 49527 62547 51131 62547 52735 62358 53584 62264 54339 61981 55093 61603 55754 61792 55754 61886 55565 62169 55376 62264 55565 62169 55754 61981 56225 61792 56037 61509 55754 61603 55942 61509 55942 61603 56037 60094 56320 58773 56414 57547 56508 56415 56508 56698 56320 56698 56320 56037 56508 54811 56886 53679 57074 53868 56791 54245 56697 53019 56886 51698 56980 50943 57074 51132 57169 48962 57452 48962 57357 48019 57452 47641 57452 46604 57546 44717 57546 44339 57452 45000 57263 40000 57829 38019 58206 37547 58018 37075 58018 36698 58112 36415 58301 36038 58301 36038 58395 36321 58395 36132 58678 37075 58678 37830 58584 38585 58489 39434 58489 38585 58867 37358 59244 36792 59339 36226 59339 35755 59244 35566 59056 35472 58867 36509 58772 35377 58678 34151 58772 34057 58772 33208 58961 32264 59056 32264 59056 33113 58867 31887 58489 31132 58395 31038 58301 31132 58301 31509 58206 30660 58206 30283 58301 29906 58489 29151 58678 29340 58584 29434 58395 29434 58395 28585 58489 28491 58584 28396 58678 27736 58867 25660 59150 22170 59622 22359 59527 22359 59433 22264 59433 22453 59244 22453 59056 21132 59339 19246 59716 18208 59810 17264 59905 16415 59905 15849 59810 14246 59810 11981 59999 11981 59999 12359 59905 12736 59716 11415 59905 10000 60093 7076 60188 4151 60376 2831 60471 1604 60659 1227 59244 1038 57735 850 56131 755 54433 755 52735 755 50942 1038 47263 1321 43678 1699 39999 2453 33301 2548 33962 2642 34622 2642 33018 2551 32287 2642 30000 2453 30377 2453 29245 2453 27830 2642 28301 2736 28018 2831 28018 2925 28207 3019 26415 3019 24811 3019 23113 3019 22170 3208 21320 3302 19528 3302 17641 3302 16887 3208 16321 3397 16415 3585 11981 3680 11415 3680 11698 3774 11132 3868 10660 3774 10094 3680 9623 3774 9434 3868 9245 4057 8491 4340 6321 4623 2264 3491 7170 2925 9906 2359 12736 1982 15377 1699 17830 1510 19905 1604 20754 1699 21509 1321 22453 1133 23585 1038 24905 1038 26226 1038 28962 1038 31415 661 40188 472 44999 378 49622 472 51603 378 53961 189 53301 95 52641 189 53867 189 55093 378 55188 284 56508 95 54905 1 58489 1 62357 6038 61886 8963 61697 11698 61603 11698 61414 11887 61225 12264 61225 12548 61320 12736 61414 12642 61320 13302 61508 13302 61508 12736 61414 13019 61508 12736 61603 12831 61697 14246 61508 13491 61508 14717 61225 16038 61131 18962 61131 19151 61225 19623 61320 21227 61320 23302 61225 24245 61131 25094 60942 28868 60848 32642 60659 36415 60376 40283 60093 47830 59339 55377 58678 61037 58678 62264 58584 63207 58395 63490 58206 63773 58018 63962 57735 64150 57357 64339 56225 64528 54716 64528 53018 64622 49810 64622 47546 64905 40848 64999 36320 65094 33301 65188 33396 65188 31603 65188 29811 65094 30660 64905 28301 64811 25849 64716 23302 64622 20849 64811 22075 64811 20754 64811 18962 64811 18868 64716 17358 64811 18113 64999 16981 64905 15755 64811 14528 64716 13396 64622 13679 64551 13679 64622 13962 64716 15000 64528 14623 64528 15094 64339 12736 64150 11698 64056 11604 64056 11226 64245 10566 64245 9811 64245 9560 64433 10189 64622 11604 64811 13019 64905 14151 64905 12830 64811 11698 64528 9340 64433 9528 64433 9340 64245 8585 64150 7264 64056 9434 63773 8868 63679 7925 63584 6792 63490 5566 63490 1227 63490 661 63396 566 63207 378 62641 189 61792 95 60849 0 Z N">
          <draw:equation draw:name="f0" draw:formula="logwidth"/>
          <draw:equation draw:name="f1" draw:formula="logheight"/>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office:forms form:automatic-focus="false" form:apply-design-mode="false"/>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4">
      <draw:frame draw:name="PlaceHolder 1" presentation:style-name="Mpr8" draw:text-style-name="MP5" draw:layer="backgroundobjects" svg:width="25.431cm" svg:height="2.38cm" svg:x="-0.017cm" svg:y="2.689cm" presentation:class="title" presentation:user-transformed="true">
        <draw:text-box>
          <text:p/>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5">
      <draw:frame draw:name="PlaceHolder 1" presentation:style-name="Mpr11" draw:text-style-name="MP5" draw:layer="backgroundobjects" svg:width="25.431cm" svg:height="2.38cm" svg:x="-0.017cm" svg:y="2.689cm" presentation:class="title" presentation:user-transformed="true">
        <draw:text-box>
          <text:p/>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6">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7">
      <draw:frame draw:name="PlaceHolder 1" presentation:style-name="Mpr16" draw:text-style-name="MP5" draw:layer="backgroundobjects" svg:width="25.431cm" svg:height="2.38cm" svg:x="-0.017cm" svg:y="2.689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8">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7-02-27T08:59:33.092715555</dc:date>
    <meta:editing-cycles>11</meta:editing-cycles>
    <meta:editing-duration>PT3H35M54S</meta:editing-duration>
    <meta:generator>LibreOffice/5.1.6.2$Linux_X86_64 LibreOffice_project/10m0$Build-2</meta:generator>
    <meta:document-statistic meta:object-count="124"/>
  </office:meta>
</office:document-meta>
</file>